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InOutBinding.isDefaultIn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OutBinding.isInOutReque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InOutBinding.processInOnly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InOutBinding.processInOut( HttpServletRequest request , HttpServletResponse 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HttpInOutBinding.process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InOutBinding.setDefaultInOut( boolean defaultIn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